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paragraph-rsid="000db0b6" style:font-size-asian="15pt" style:font-size-complex="15pt"/>
    </style:style>
    <style:style style:name="P2" style:family="paragraph" style:parent-style-name="Standard">
      <style:text-properties fo:font-size="15pt" officeooo:rsid="000f4cc1" officeooo:paragraph-rsid="000f4cc1" style:font-size-asian="15pt" style:font-size-complex="15pt"/>
    </style:style>
    <style:style style:name="P3" style:family="paragraph" style:parent-style-name="Standard">
      <style:text-properties fo:font-size="15pt" officeooo:rsid="000db0b6" officeooo:paragraph-rsid="000db0b6" style:font-size-asian="15pt" style:font-size-complex="15pt"/>
    </style:style>
    <style:style style:name="P4" style:family="paragraph" style:parent-style-name="Standard">
      <style:text-properties fo:font-size="15pt" officeooo:paragraph-rsid="000f4cc1" style:font-size-asian="15pt" style:font-size-complex="15pt"/>
    </style:style>
    <style:style style:name="P5" style:family="paragraph" style:parent-style-name="Standard">
      <style:text-properties fo:font-size="15pt" officeooo:rsid="000fe088" officeooo:paragraph-rsid="000fe088" style:font-size-asian="15pt" style:font-size-complex="15pt"/>
    </style:style>
    <style:style style:name="P6" style:family="paragraph" style:parent-style-name="Standard">
      <style:text-properties fo:font-size="15pt" fo:font-style="italic" officeooo:paragraph-rsid="000db0b6" style:font-size-asian="15pt" style:font-style-asian="italic" style:font-size-complex="15pt" style:font-style-complex="italic"/>
    </style:style>
    <style:style style:name="P7" style:family="paragraph" style:parent-style-name="Standard">
      <style:text-properties fo:font-size="15pt" officeooo:paragraph-rsid="000db0b6" style:font-size-asian="15pt" style:font-size-complex="15pt"/>
    </style:style>
    <style:style style:name="P8" style:family="paragraph" style:parent-style-name="Standard">
      <style:text-properties officeooo:paragraph-rsid="000db0b6"/>
    </style:style>
    <style:style style:name="T1" style:family="text">
      <style:text-properties officeooo:rsid="000f4cc1"/>
    </style:style>
    <style:style style:name="T2" style:family="text">
      <style:text-properties officeooo:rsid="000fe088"/>
    </style:style>
    <style:style style:name="T3" style:family="text">
      <style:text-properties fo:font-weight="bold" style:font-weight-asian="bold" style:font-weight-complex="bold"/>
    </style:style>
    <style:style style:name="T4" style:family="text">
      <style:text-properties fo:font-weight="bold" officeooo:rsid="000fe088" style:font-weight-asian="bold" style:font-weight-complex="bold"/>
    </style:style>
    <style:style style:name="T5" style:family="text">
      <style:text-properties fo:font-weight="bold" officeooo:rsid="000f4cc1" style:font-weight-asian="bold" style:font-weight-complex="bold"/>
    </style:style>
    <style:style style:name="T6" style:family="text">
      <style:text-properties fo:font-size="15pt" style:font-size-asian="15pt" style:font-size-complex="15pt"/>
    </style:style>
    <style:style style:name="T7" style:family="text">
      <style:text-properties fo:font-size="15pt" officeooo:rsid="00126066" style:font-size-asian="15pt" style:font-size-complex="15pt"/>
    </style:style>
    <style:style style:name="T8" style:family="text">
      <style:text-properties fo:font-size="15pt" officeooo:rsid="000db0b6" style:font-size-asian="15pt" style:font-size-complex="15pt"/>
    </style:style>
    <style:style style:name="T9" style:family="text">
      <style:text-properties fo:font-size="15pt" officeooo:rsid="001b3d07" style:font-size-asian="15pt" style:font-size-complex="15pt"/>
    </style:style>
    <style:style style:name="T10" style:family="text">
      <style:text-properties fo:font-size="15pt" fo:font-weight="bold" officeooo:rsid="00126066" style:font-size-asian="15pt" style:font-weight-asian="bold" style:font-size-complex="15pt" style:font-weight-complex="bold"/>
    </style:style>
    <style:style style:name="T11" style:family="text">
      <style:text-properties fo:font-size="15pt" fo:font-weight="bold" officeooo:rsid="000db0b6" style:font-size-asian="15pt" style:font-weight-asian="bold" style:font-size-complex="15pt" style:font-weight-complex="bold"/>
    </style:style>
    <style:style style:name="T12" style:family="text">
      <style:text-properties officeooo:rsid="000db0b6"/>
    </style:style>
    <style:style style:name="T13" style:family="text">
      <style:text-properties officeooo:rsid="001b3d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According to the materials I have read and listened, the preparation of solution handling various possible situations and user groups is the most difficult thing, even it increases the power of technologies dramatically. The question I have risen is that the results that are not properly evaluated;</text:span></text:p>
      <text:p text:style-name="P1">a) could lead to the misunderstanding the problem;</text:p>
      <text:p text:style-name="P1">b) could lead to the wrong results.</text:p>
      <text:p text:style-name="P1">c) might decrease the effectiveness of provided solutions.</text:p>
      <text:p text:style-name="P1"/>
      <text:p text:style-name="P8"><text:span text:style-name="T6">Here, all possible factors and hidden correlations should be analy</text:span><text:span text:style-name="T9">s</text:span><text:span text:style-name="T6">ed.</text:span></text:p>
      <text:p text:style-name="P1"/>
      <text:p text:style-name="P1">The second possible problem written in my post that the even though interaction process between the user and the device designed poorly might make the usage of such interfaces and devices could be a problem (in the example of Turkoption). Consequently, the design should consider the main specifications of target groups.</text:p>
      <text:p text:style-name="P1"/>
      <text:p text:style-name="P1">The applying of the technological solutions is another problem that I have mentioned. Here, the bureaucratic and other obstacles might make applying such solutions difficult, such as the usage of robots for different tasks. How could be handled the responsibility of the device in the case of errors? Who should be punished in this case? In this case, the usage should be limited only to the recommendation, but the human have to have the last decision.</text:p>
      <text:p text:style-name="P1"/>
      <text:p text:style-name="P1">And the last problem that the design of solutions for specific cases should be done only if it is required, because the resources of companies and designers are limited. In my opinion, it might be done with the people who could not use the device due to their inabilities and disabilities.</text:p>
      <text:p text:style-name="P1"/>
      <text:p text:style-name="P1">According to the self-evaluation rubric, I evaluate my contribution as <text:span text:style-name="T3">4.25/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21:05:01.473000000</meta:creation-date>
    <dc:date>2020-09-13T12:57:19.497000000</dc:date>
    <meta:editing-duration>PT8M2S</meta:editing-duration>
    <meta:editing-cycles>11</meta:editing-cycles>
    <meta:generator>LibreOffice/7.0.0.3$Windows_X86_64 LibreOffice_project/8061b3e9204bef6b321a21033174034a5e2ea88e</meta:generator>
    <meta:document-statistic meta:table-count="0" meta:image-count="0" meta:object-count="0" meta:page-count="1" meta:paragraph-count="9" meta:word-count="270" meta:character-count="1654" meta:non-whitespace-character-count="1393"/>
  </office:meta>
</office:document-meta>
</file>